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04cm" fo:margin-left="0cm" fo:break-before="page" table:align="left" style:may-break-between-rows="true" table:border-model="collapsing"/>
    </style:style>
    <style:style style:name="Tabla1.A" style:family="table-column">
      <style:table-column-properties style:column-width="8.5cm"/>
    </style:style>
    <style:style style:name="Tabla1.B" style:family="table-column">
      <style:table-column-properties style:column-width="8.504cm"/>
    </style:style>
    <style:style style:name="Tabla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1.2" style:family="table-row">
      <style:table-row-properties style:min-row-height="1.101cm"/>
    </style:style>
    <style:style style:name="Tabla1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1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1.3" style:family="table-row">
      <style:table-row-properties fo:keep-together="auto"/>
    </style:style>
    <style:style style:name="Tabla1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1.B3" style:family="table-cell" style:data-style-name="N1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1.A4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a1.B4" style:family="table-cell" style:data-style-name="N1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a2" style:family="table">
      <style:table-properties style:width="17cm" table:align="margins" style:may-break-between-rows="true" table:border-model="collapsing"/>
    </style:style>
    <style:style style:name="Tabla2.A" style:family="table-column">
      <style:table-column-properties style:column-width="1.094cm" style:rel-column-width="4215*"/>
    </style:style>
    <style:style style:name="Tabla2.B" style:family="table-column">
      <style:table-column-properties style:column-width="15.907cm" style:rel-column-width="61320*"/>
    </style:style>
    <style:style style:name="Tabla2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2.2" style:family="table-row">
      <style:table-row-properties fo:keep-together="auto"/>
    </style:style>
    <style:style style:name="Tabla2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2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2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2.B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2.A12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378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378cf" officeooo:paragraph-rsid="001378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378cf" officeooo:paragraph-rsid="00152b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378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52b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52b7d" officeooo:paragraph-rsid="00152b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378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378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85831" officeooo:paragraph-rsid="001804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officeooo:paragraph-rsid="001378c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041e" style:font-weight-asian="normal" style:font-weight-complex="normal"/>
    </style:style>
    <style:style style:name="T3" style:family="text">
      <style:text-properties officeooo:rsid="00152b7d"/>
    </style:style>
    <style:style style:name="T4" style:family="text">
      <style:text-properties officeooo:rsid="0018041e"/>
    </style:style>
    <style:style style:name="T5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8041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378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804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1804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Lista azul">
        <table:table-column table:style-name="Tabla1.A"/>
        <table:table-column table:style-name="Tabla1.B"/>
        <table:table-row table:style-name="TableLine94667313907296">
          <table:table-cell table:style-name="Tabla1.A1" table:number-columns-spanned="2" office:value-type="string">
            <text:p text:style-name="P10">ACTA DE REUNIÓN DE TRABAJO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7"><text:s text:c="3"/>Tema:</text:p>
            <text:p text:style-name="P7"/>
          </table:table-cell>
          <table:table-cell table:style-name="Tabla1.B2" office:value-type="string">
            <text:p text:style-name="P6"/>
            <text:p text:style-name="P6"><text:s text:c="3"/>Nº Acta: <text:span text:style-name="T1">01</text:span></text:p>
          </table:table-cell>
        </table:table-row>
        <table:table-row table:style-name="Tabla1.3">
          <table:table-cell table:style-name="Tabla1.A3" office:value-type="string">
            <text:p text:style-name="P13"><text:s text:c="3"/><text:span text:style-name="T10">Fecha y hora:</text:span> <text:span text:style-name="T9">13</text:span><text:span text:style-name="T1">/</text:span><text:span text:style-name="T2">1</text:span><text:span text:style-name="T1">0/2021 12:30</text:span></text:p>
          </table:table-cell>
          <table:table-cell table:style-name="Tabla1.B3" office:value-type="float" office:value="0">
            <text:p text:style-name="P1"/>
            <text:p text:style-name="P2"/>
          </table:table-cell>
        </table:table-row>
        <table:table-row table:style-name="TableLine94667355242496">
          <table:table-cell table:style-name="Tabla1.A4" office:value-type="string">
            <text:p text:style-name="P6"><text:s text:c="3"/>Participantes: <text:span text:style-name="T1">Airam, Ander, Mario</text:span></text:p>
            <text:p text:style-name="P3"/>
          </table:table-cell>
          <table:table-cell table:style-name="Tabla1.B4">
            <text:p text:style-name="P5"/>
          </table:table-cell>
        </table:table-row>
      </table:table>
      <text:p text:style-name="Text_20_body"/>
      <table:table table:name="Tabla2" table:style-name="Tabla2" table:template-name="Lista azul">
        <table:table-column table:style-name="Tabla2.A"/>
        <table:table-column table:style-name="Tabla2.B"/>
        <table:table-row table:style-name="TableLine94667336643584">
          <table:table-cell table:style-name="Tabla2.A1" table:number-columns-spanned="2" office:value-type="string">
            <text:p text:style-name="P9">ORDEN DEL D<text:span text:style-name="T4">Í</text:span>A</text:p>
          </table:table-cell>
          <table:covered-table-cell/>
        </table:table-row>
        <table:table-row table:style-name="Tabla2.2">
          <table:table-cell table:style-name="Tabla2.A2" office:value-type="string">
            <text:p text:style-name="P3">Nº1</text:p>
          </table:table-cell>
          <table:table-cell table:style-name="Tabla2.B2" office:value-type="string">
            <text:p text:style-name="P11">Entrega anterior</text:p>
            <text:p text:style-name="P1"/>
          </table:table-cell>
        </table:table-row>
        <table:table-row table:style-name="Tabla2.2">
          <table:table-cell table:style-name="Tabla2.A3" office:value-type="string">
            <text:p text:style-name="P3">Nº<text:span text:style-name="T3">2</text:span></text:p>
          </table:table-cell>
          <table:table-cell table:style-name="Tabla2.B3" office:value-type="string">
            <text:p text:style-name="P11">Trabajo realizado desde la ultima reunión</text:p>
            <text:p text:style-name="P1"/>
          </table:table-cell>
        </table:table-row>
        <table:table-row table:style-name="Tabla2.2">
          <table:table-cell table:style-name="Tabla2.A2" office:value-type="string">
            <text:p text:style-name="P3">Nº<text:span text:style-name="T3">3</text:span></text:p>
          </table:table-cell>
          <table:table-cell table:style-name="Tabla2.B2" office:value-type="string">
            <text:p text:style-name="P11">Próxima entrega</text:p>
            <text:p text:style-name="P1"/>
          </table:table-cell>
        </table:table-row>
        <table:table-row table:style-name="Tabla2.2">
          <table:table-cell table:style-name="Tabla2.A3" office:value-type="string">
            <text:p text:style-name="P3">Nº<text:span text:style-name="T3">4</text:span></text:p>
          </table:table-cell>
          <table:table-cell table:style-name="Tabla2.B3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2" office:value-type="string">
            <text:p text:style-name="P3">Nº<text:span text:style-name="T3">5</text:span></text:p>
          </table:table-cell>
          <table:table-cell table:style-name="Tabla2.B2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3" office:value-type="string">
            <text:p text:style-name="P3">Nº<text:span text:style-name="T3">6</text:span></text:p>
          </table:table-cell>
          <table:table-cell table:style-name="Tabla2.B3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2" office:value-type="string">
            <text:p text:style-name="P3">Nº<text:span text:style-name="T3">7</text:span></text:p>
          </table:table-cell>
          <table:table-cell table:style-name="Tabla2.B2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3" office:value-type="string">
            <text:p text:style-name="P4">Nº<text:span text:style-name="T3">8</text:span></text:p>
          </table:table-cell>
          <table:table-cell table:style-name="Tabla2.B3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2" office:value-type="string">
            <text:p text:style-name="P4">Nº<text:span text:style-name="T3">9</text:span></text:p>
          </table:table-cell>
          <table:table-cell table:style-name="Tabla2.B2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3" office:value-type="string">
            <text:p text:style-name="P4">Nº1<text:span text:style-name="T3">0</text:span></text:p>
          </table:table-cell>
          <table:table-cell table:style-name="Tabla2.B3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12" table:number-columns-spanned="2" office:value-type="string">
            <text:p text:style-name="P8">Comentarios adicionales:</text:p>
            <text:p text:style-name="P8"/>
            <text:p text:style-name="P8"/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Lista_20_azul.1" style:display-name="Lista azul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2" style:display-name="Lista azul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3" style:display-name="Lista azul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4" style:display-name="Lista azul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5" style:display-name="Lista azul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6" style:display-name="Lista azul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7" style:display-name="Lista azul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8" style:display-name="Lista azul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9" style:display-name="Lista azul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0" style:display-name="Lista azul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1" style:display-name="Lista azul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2" style:display-name="Lista azul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3" style:display-name="Lista azul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4" style:display-name="Lista azul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5" style:display-name="Lista azul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6" style:display-name="Lista azul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Lista_20_azul.1"/>
      <table:last-row table:style-name="Lista_20_azul.2"/>
      <table:first-column table:style-name="Lista_20_azul.3"/>
      <table:last-column table:style-name="Lista_20_azul.4"/>
      <table:body table:style-name="Lista_20_azul.9"/>
      <table:even-rows table:style-name="Lista_20_azul.5"/>
      <table:odd-rows table:style-name="Lista_20_azul.6"/>
      <table:even-columns table:style-name="Lista_20_azul.7"/>
      <table:odd-columns table:style-name="Lista_20_azul.8"/>
      <table:background table:style-name="Lista_20_azul.10"/>
      <loext:first-row-even-column table:style-name="Lista_20_azul.15"/>
      <loext:last-row-even-column table:style-name="Lista_20_azul.16"/>
      <loext:first-row-end-column table:style-name="Lista_20_azul.12"/>
      <loext:first-row-start-column table:style-name="Lista_20_azul.11"/>
      <loext:last-row-end-column table:style-name="Lista_20_azul.14"/>
      <loext:last-row-start-column table:style-name="Lista_20_azul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8T12:49:55.304229342</meta:creation-date>
    <dc:date>2021-10-14T08:18:41.739082924</dc:date>
    <meta:editing-duration>PT4M9S</meta:editing-duration>
    <meta:editing-cycles>2</meta:editing-cycles>
    <meta:generator>LibreOffice/6.4.7.2$Linux_X86_64 LibreOffice_project/40$Build-2</meta:generator>
    <meta:document-statistic meta:table-count="2" meta:image-count="0" meta:object-count="0" meta:page-count="1" meta:paragraph-count="20" meta:word-count="43" meta:character-count="258" meta:non-whitespace-character-count="223"/>
  </office:meta>
</office:document-meta>
</file>